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column table:style-name="co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number-columns-repeated="3"/>
          <table:table-cell table:style-name="Default" office:value-type="string" calcext:value-type="string">
            <text:p>X3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office:value-type="string" calcext:value-type="string">
            <text:p>X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Usage</text:p>
          </table:table-cell>
          <table:table-cell table:number-columns-repeated="2"/>
          <table:table-cell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Us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ESOUT#</text:p>
          </table:table-cell>
          <table:table-cell office:value-type="string" calcext:value-type="string">
            <text:p>A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V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O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PWR_BTN_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O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LPC_C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HOST_SPI_D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O3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PWR_L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3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DA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LPC_FRAME_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HOST_SPI_CS_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32</text:p>
          </table:table-cell>
          <table:table-cell office:value-type="string" calcext:value-type="string">
            <text:p>E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O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CL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O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PC_RESET_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5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OST_SPI_D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34</text:p>
          </table:table-cell>
          <table:table-cell office:value-type="string" calcext:value-type="string">
            <text:p>E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O3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DA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IO6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LPC_AD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O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HOST_SPI_D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O36</text:p>
          </table:table-cell>
          <table:table-cell office:value-type="string" calcext:value-type="string">
            <text:p>B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O3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SCL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IO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HOST_SPI_CL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9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LPC_AD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38</text:p>
          </table:table-cell>
          <table:table-cell office:value-type="string" calcext:value-type="string">
            <text:p>E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O3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DA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IO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HOST_SPI_D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LPC_AD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40</text:p>
          </table:table-cell>
          <table:table-cell office:value-type="string" calcext:value-type="string">
            <text:p>B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O4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CL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IO1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PC_AD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O1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SDA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42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O4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DA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IO1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CL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1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LPC_SERIRQ_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O44</text:p>
          </table:table-cell>
          <table:table-cell office:value-type="string" calcext:value-type="string">
            <text:p>C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O4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CL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3V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VI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IO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LPC_CLKRUN_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V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IO17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LER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IO1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LPC_PWRDWN_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IO1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TPM_GPIO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O2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FSI_CL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IO2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MC_SPI_D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KIN</text:p>
          </table:table-cell>
          <table:table-cell office:value-type="string" calcext:value-type="string">
            <text:p>A1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IO2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MC_SPI_CS_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2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FS_DA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LKOUT</text:p>
          </table:table-cell>
          <table:table-cell office:value-type="string" calcext:value-type="string">
            <text:p>E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IO24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MC_SPI_D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IO25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BMC_SPI_D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2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FSI_DAT_E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IO27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MC_SPI_CL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RDSEL#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IO28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BMC_SPI_D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31T13:07:59.365795198</meta:creation-date>
    <dc:date>2021-01-31T20:12:33.320595149</dc:date>
    <meta:editing-duration>PT6H50M1S</meta:editing-duration>
    <meta:editing-cycles>3</meta:editing-cycles>
    <meta:generator>LibreOffice/7.0.3.1$Linux_X86_64 LibreOffice_project/00$Build-1</meta:generator>
    <meta:document-statistic meta:table-count="1" meta:cell-count="267" meta:object-count="0"/>
  </office:meta>
</office:document-meta>
</file>